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842cm"/>
    </style:style>
    <style:style style:name="co3" style:family="table-column">
      <style:table-column-properties fo:break-before="auto" style:column-width="3.507cm"/>
    </style:style>
    <style:style style:name="co4" style:family="table-column">
      <style:table-column-properties fo:break-before="auto" style:column-width="2.866cm"/>
    </style:style>
    <style:style style:name="co5" style:family="table-column">
      <style:table-column-properties fo:break-before="auto" style:column-width="2.547cm"/>
    </style:style>
    <style:style style:name="co6" style:family="table-column">
      <style:table-column-properties fo:break-before="auto" style:column-width="4.595cm"/>
    </style:style>
    <style:style style:name="co7" style:family="table-column">
      <style:table-column-properties fo:break-before="auto" style:column-width="1.672cm"/>
    </style:style>
    <style:style style:name="co9" style:family="table-column">
      <style:table-column-properties fo:break-before="auto" style:column-width="1.39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Data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9" table:default-cell-style-name="Default"/>
        <table:table-row table:style-name="ro1">
          <table:table-cell office:value-type="string">
            <text:p>A</text:p>
          </table:table-cell>
          <table:table-cell table:number-columns-repeated="6"/>
        </table:table-row>
        <table:table-row table:style-name="ro1">
          <table:table-cell office:value-type="string">
            <text:p>MYPA003</text:p>
          </table:table-cell>
          <table:table-cell office:value-type="string">
            <text:p>Bunyip</text:p>
          </table:table-cell>
          <table:table-cell office:value-type="string">
            <text:p>Swamp Thing</text:p>
          </table:table-cell>
          <table:table-cell office:value-type="string">
            <text:p>Paleontology</text:p>
          </table:table-cell>
          <table:table-cell office:value-type="string">
            <text:p>Paleontology Mythic Cards</text:p>
          </table:table-cell>
          <table:table-cell office:value-type="string">
            <text:p>Myth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-2">
            <text:p>-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MYPA002</text:p>
          </table:table-cell>
          <table:table-cell office:value-type="string">
            <text:p>Loch Ness Monster</text:p>
          </table:table-cell>
          <table:table-cell office:value-type="string">
            <text:p>Loch In</text:p>
          </table:table-cell>
          <table:table-cell office:value-type="string">
            <text:p>Paleontology</text:p>
          </table:table-cell>
          <table:table-cell office:value-type="string">
            <text:p>Paleontology Mythic Cards</text:p>
          </table:table-cell>
          <table:table-cell office:value-type="string">
            <text:p>Myth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0">
            <text:p>50</text:p>
          </table:table-cell>
          <table:table-cell office:value-type="float" office:value="2020">
            <text:p>2020</text:p>
          </table:table-cell>
          <table:table-cell office:value-type="string">
            <text:p>Monster Name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Opponent remain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lo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MYPA001</text:p>
          </table:table-cell>
          <table:table-cell office:value-type="string">
            <text:p>Unicorn</text:p>
          </table:table-cell>
          <table:table-cell office:value-type="string">
            <text:p>Straight to the Point</text:p>
          </table:table-cell>
          <table:table-cell office:value-type="string">
            <text:p>Paleontology</text:p>
          </table:table-cell>
          <table:table-cell office:value-type="string">
            <text:p>Paleontology Mythic Cards</text:p>
          </table:table-cell>
          <table:table-cell office:value-type="string">
            <text:p>Myth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7">
            <text:p>77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77">
            <text:p>7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45</text:p>
          </table:table-cell>
          <table:table-cell office:value-type="string">
            <text:p>American Cheetah</text:p>
          </table:table-cell>
          <table:table-cell office:value-type="string">
            <text:p>Former Felidae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0">
            <text:p>5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Cool Cats</text:p>
          </table:table-cell>
          <table:table-cell office:value-type="string">
            <text:p>&gt;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3</text:p>
          </table:table-cell>
          <table:table-cell office:value-type="string">
            <text:p>Archaeopteryx</text:p>
          </table:table-cell>
          <table:table-cell office:value-type="string">
            <text:p>Bridge the Evolutionary Gap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5">
            <text:p>4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Bird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4</text:p>
          </table:table-cell>
          <table:table-cell office:value-type="string">
            <text:p>Arsinoitherium</text:p>
          </table:table-cell>
          <table:table-cell office:value-type="string">
            <text:p>Around the Horns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0">
            <text:p>40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6">
            <text:p>4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6">
            <text:p>4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41</text:p>
          </table:table-cell>
          <table:table-cell office:value-type="string">
            <text:p>Beelzebufo</text:p>
          </table:table-cell>
          <table:table-cell office:value-type="string">
            <text:p>Frog Outta Hell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7">
            <text:p>67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mphibian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mphibian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8</text:p>
          </table:table-cell>
          <table:table-cell office:value-type="string">
            <text:p>Carbonemys Cofrinii</text:p>
          </table:table-cell>
          <table:table-cell office:value-type="string">
            <text:p>Prehistoric Giant Turtle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Ocean 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float" office:value="1">
            <text:p>1</text:p>
          </table:table-cell>
          <table:table-cell office:value-type="string">
            <text:p>turn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Ocean 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float" office:value="1">
            <text:p>1</text:p>
          </table:table-cell>
          <table:table-cell office:value-type="string">
            <text:p>turn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62</text:p>
          </table:table-cell>
          <table:table-cell office:value-type="string">
            <text:p>Collin's Monster</text:p>
          </table:table-cell>
          <table:table-cell office:value-type="string">
            <text:p>Super Armor!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string">
            <text:p>Monster Name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gauche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/>
        </table:table-row>
        <table:table-row table:style-name="ro1">
          <table:table-cell/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droite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46</text:p>
          </table:table-cell>
          <table:table-cell office:value-type="string">
            <text:p>Confractosuchus</text:p>
          </table:table-cell>
          <table:table-cell office:value-type="string">
            <text:p>Broken Dinosaur Killer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0">
            <text:p>70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oth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8</text:p>
          </table:table-cell>
          <table:table-cell office:value-type="string">
            <text:p>Devil's Toenails</text:p>
          </table:table-cell>
          <table:table-cell office:value-type="string">
            <text:p>From the Deep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6">
            <text:p>36</text:p>
          </table:table-cell>
          <table:table-cell office:value-type="string">
            <text:p>Devil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card</text:p>
          </table:table-cell>
          <table:table-cell office:value-type="string">
            <text:p>Ammonite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Ammonit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float" office:value="1">
            <text:p>1</text:p>
          </table:table-cell>
          <table:table-cell office:value-type="string">
            <text:p>turn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card</text:p>
          </table:table-cell>
          <table:table-cell office:value-type="string">
            <text:p>Trilobite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Trilobit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float" office:value="1">
            <text:p>1</text:p>
          </table:table-cell>
          <table:table-cell office:value-type="string">
            <text:p>turn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remaining</text:p>
          </table:table-cell>
          <table:table-cell office:value-type="string">
            <text:p>Collection</text:p>
          </table:table-cell>
          <table:table-cell office:value-type="string">
            <text:p>Deep Ocea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3</text:p>
          </table:table-cell>
          <table:table-cell office:value-type="string">
            <text:p>Dinopithecus</text:p>
          </table:table-cell>
          <table:table-cell office:value-type="string">
            <text:p>Going Ape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4">
            <text:p>54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Primat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7">
            <text:p>2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turn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Primat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49</text:p>
          </table:table-cell>
          <table:table-cell office:value-type="string">
            <text:p>Diprotodon</text:p>
          </table:table-cell>
          <table:table-cell office:value-type="string">
            <text:p>Combat Wombat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5">
            <text:p>55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Marsupial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 energy</text:p>
          </table:table-cell>
          <table:table-cell office:value-type="string">
            <text:p>&gt;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8</text:p>
          </table:table-cell>
          <table:table-cell office:value-type="string">
            <text:p>Dunkleosteus</text:p>
          </table:table-cell>
          <table:table-cell/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9">
            <text:p>49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1</text:p>
          </table:table-cell>
          <table:table-cell office:value-type="string">
            <text:p>Elasmotherium</text:p>
          </table:table-cell>
          <table:table-cell office:value-type="string">
            <text:p>CRASH!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6">
            <text:p>66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Southern White Rhinocero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0</text:p>
          </table:table-cell>
          <table:table-cell office:value-type="string">
            <text:p>Gastornis</text:p>
          </table:table-cell>
          <table:table-cell/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4</text:p>
          </table:table-cell>
          <table:table-cell office:value-type="string">
            <text:p>Glyptodon</text:p>
          </table:table-cell>
          <table:table-cell office:value-type="string">
            <text:p>Heavy Shell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1</text:p>
          </table:table-cell>
          <table:table-cell office:value-type="string">
            <text:p>Gorgonopsids</text:p>
          </table:table-cell>
          <table:table-cell/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6">
            <text:p>46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4</text:p>
          </table:table-cell>
          <table:table-cell office:value-type="string">
            <text:p>Hallucigenia</text:p>
          </table:table-cell>
          <table:table-cell/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63</text:p>
          </table:table-cell>
          <table:table-cell office:value-type="string">
            <text:p>Halszkaraptor</text:p>
          </table:table-cell>
          <table:table-cell office:value-type="string">
            <text:p>Sink or Swim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39</text:p>
          </table:table-cell>
          <table:table-cell office:value-type="string">
            <text:p>Hesperocyon</text:p>
          </table:table-cell>
          <table:table-cell office:value-type="string">
            <text:p>Canidae to Canid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7">
            <text:p>37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played</text:p>
          </table:table-cell>
          <table:table-cell office:value-type="string">
            <text:p>Collection</text:p>
          </table:table-cell>
          <table:table-cell office:value-type="string">
            <text:p>dogs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52</text:p>
          </table:table-cell>
          <table:table-cell office:value-type="string">
            <text:p>Hesperosuchus</text:p>
          </table:table-cell>
          <table:table-cell office:value-type="string">
            <text:p>Crocodylomorph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keyword</text:p>
          </table:table-cell>
          <table:table-cell office:value-type="string">
            <text:p>Crocodil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58</text:p>
          </table:table-cell>
          <table:table-cell office:value-type="string">
            <text:p>Inostrancevia</text:p>
          </table:table-cell>
          <table:table-cell office:value-type="string">
            <text:p>Proto-Mammal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Teet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60">
            <text:p>6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35</text:p>
          </table:table-cell>
          <table:table-cell office:value-type="string">
            <text:p>Langstonia</text:p>
          </table:table-cell>
          <table:table-cell office:value-type="string">
            <text:p>Teeth Bared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4">
            <text:p>54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37</text:p>
          </table:table-cell>
          <table:table-cell office:value-type="string">
            <text:p>Litorosuchus</text:p>
          </table:table-cell>
          <table:table-cell office:value-type="string">
            <text:p>Semi-Aquatic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6">
            <text:p>46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Life on Land</text:p>
          </table:table-cell>
          <table:table-cell office:value-type="string">
            <text:p>&gt;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Oceans and Sea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36</text:p>
          </table:table-cell>
          <table:table-cell office:value-type="string">
            <text:p>Longisquama</text:p>
          </table:table-cell>
          <table:table-cell office:value-type="string">
            <text:p>Long Scales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4">
            <text:p>44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round complete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7</text:p>
          </table:table-cell>
          <table:table-cell office:value-type="string">
            <text:p>Mastodon</text:p>
          </table:table-cell>
          <table:table-cell office:value-type="string">
            <text:p>Tuskmaster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Woolly Mammoth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-2">
            <text:p>-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6</text:p>
          </table:table-cell>
          <table:table-cell office:value-type="string">
            <text:p>Megacerops</text:p>
          </table:table-cell>
          <table:table-cell office:value-type="string">
            <text:p>To Be Blunt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string">
            <text:p>Mega Paleontology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5</text:p>
          </table:table-cell>
          <table:table-cell office:value-type="string">
            <text:p>Megalodon</text:p>
          </table:table-cell>
          <table:table-cell office:value-type="string">
            <text:p>Daddy Shark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8">
            <text:p>48</text:p>
          </table:table-cell>
          <table:table-cell office:value-type="string">
            <text:p>Mega Paleontology</text:p>
          </table:table-cell>
          <table:table-cell office:value-type="float" office:value="2020">
            <text:p>2020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Sharks!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33</text:p>
          </table:table-cell>
          <table:table-cell office:value-type="string">
            <text:p>Meganeura</text:p>
          </table:table-cell>
          <table:table-cell office:value-type="string">
            <text:p>Impressive Wingspan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5">
            <text:p>55</text:p>
          </table:table-cell>
          <table:table-cell office:value-type="string">
            <text:p>Mega Paleontology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 energy</text:p>
          </table:table-cell>
          <table:table-cell office:value-type="string">
            <text:p>&gt;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Bug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 energy</text:p>
          </table:table-cell>
          <table:table-cell office:value-type="string">
            <text:p>&gt;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7</text:p>
          </table:table-cell>
          <table:table-cell office:value-type="string">
            <text:p>Megatherium</text:p>
          </table:table-cell>
          <table:table-cell office:value-type="string">
            <text:p>Ancestoral Aid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4">
            <text:p>34</text:p>
          </table:table-cell>
          <table:table-cell office:value-type="string">
            <text:p>Mega Paleontology</text:p>
          </table:table-cell>
          <table:table-cell office:value-type="float" office:value="2020">
            <text:p>2020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Amazon Slot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2</text:p>
          </table:table-cell>
          <table:table-cell office:value-type="string">
            <text:p>Mosasaurus</text:p>
          </table:table-cell>
          <table:table-cell office:value-type="string">
            <text:p>Oceanic Ancestor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3">
            <text:p>53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Ocean Mammal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48</text:p>
          </table:table-cell>
          <table:table-cell office:value-type="string">
            <text:p>Murrayglossus</text:p>
          </table:table-cell>
          <table:table-cell office:value-type="string">
            <text:p>Giant Echidna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6">
            <text:p>46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Mammal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 energy</text:p>
          </table:table-cell>
          <table:table-cell office:value-type="string">
            <text:p>&gt;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9</text:p>
          </table:table-cell>
          <table:table-cell office:value-type="string">
            <text:p>Opabinia</text:p>
          </table:table-cell>
          <table:table-cell/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6</text:p>
          </table:table-cell>
          <table:table-cell office:value-type="string">
            <text:p>Paraceratherium</text:p>
          </table:table-cell>
          <table:table-cell/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9">
            <text:p>69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5</text:p>
          </table:table-cell>
          <table:table-cell office:value-type="string">
            <text:p>Platybelodon</text:p>
          </table:table-cell>
          <table:table-cell office:value-type="string">
            <text:p>Shovelhead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Bonnethead Shark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30</text:p>
          </table:table-cell>
          <table:table-cell office:value-type="string">
            <text:p>Purgatorius</text:p>
          </table:table-cell>
          <table:table-cell office:value-type="string">
            <text:p>Primate Progenitor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7">
            <text:p>5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Primat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34</text:p>
          </table:table-cell>
          <table:table-cell office:value-type="string">
            <text:p>Purussaurus</text:p>
          </table:table-cell>
          <table:table-cell office:value-type="string">
            <text:p>Ancient Alligator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6">
            <text:p>56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Ocean 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56</text:p>
          </table:table-cell>
          <table:table-cell office:value-type="string">
            <text:p>Simosuchus</text:p>
          </table:table-cell>
          <table:table-cell office:value-type="string">
            <text:p>Short Skull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 energy</text:p>
          </table:table-cell>
          <table:table-cell office:value-type="string">
            <text:p>&lt;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43</text:p>
          </table:table-cell>
          <table:table-cell office:value-type="string">
            <text:p>Synthetoceras</text:p>
          </table:table-cell>
          <table:table-cell office:value-type="string">
            <text:p>Y so Serious?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5">
            <text:p>-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61</text:p>
          </table:table-cell>
          <table:table-cell office:value-type="string">
            <text:p>Tanystropheus</text:p>
          </table:table-cell>
          <table:table-cell office:value-type="string">
            <text:p>Looooooooong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80">
            <text:p>8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string">
            <text:p>=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60">
            <text:p>6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1</text:p>
          </table:table-cell>
          <table:table-cell office:value-type="string">
            <text:p>Thylacosmilus</text:p>
          </table:table-cell>
          <table:table-cell office:value-type="string">
            <text:p>Chin Up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-2">
            <text:p>-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3</text:p>
          </table:table-cell>
          <table:table-cell office:value-type="string">
            <text:p>Titanoboa</text:p>
          </table:table-cell>
          <table:table-cell office:value-type="string">
            <text:p>Slither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8">
            <text:p>78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2</text:p>
          </table:table-cell>
          <table:table-cell office:value-type="string">
            <text:p>Toxodon</text:p>
          </table:table-cell>
          <table:table-cell office:value-type="string">
            <text:p>Bow Tooth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9">
            <text:p>79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office:value-type="string">
            <text:p>&gt;</text:p>
          </table:table-cell>
          <table:table-cell office:value-type="float" office:value="8">
            <text:p>8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5</text:p>
          </table:table-cell>
          <table:table-cell office:value-type="string">
            <text:p>Woolly Mammoth</text:p>
          </table:table-cell>
          <table:table-cell office:value-type="string">
            <text:p>Mammoth Undertaking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83">
            <text:p>83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 power</text:p>
          </table:table-cell>
          <table:table-cell office:value-type="string">
            <text:p>&gt;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53</text:p>
          </table:table-cell>
          <table:table-cell office:value-type="string">
            <text:p>Xenokeryx Amidalae</text:p>
          </table:table-cell>
          <table:table-cell office:value-type="string">
            <text:p>Princess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2">
            <text:p>52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collection</text:p>
          </table:table-cell>
          <table:table-cell office:value-type="string">
            <text:p>Once Upon A Time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3</text:p>
          </table:table-cell>
          <table:table-cell office:value-type="string">
            <text:p>Acheroraptor</text:p>
          </table:table-cell>
          <table:table-cell office:value-type="string">
            <text:p>Terrestrial Wing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3">
            <text:p>73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album</text:p>
          </table:table-cell>
          <table:table-cell office:value-type="string">
            <text:p>Life on Land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23</text:p>
          </table:table-cell>
          <table:table-cell office:value-type="string">
            <text:p>Acrocanthosaurus</text:p>
          </table:table-cell>
          <table:table-cell office:value-type="string">
            <text:p>Grow a Spine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office:value-type="string">
            <text:p>=</text:p>
          </table:table-cell>
          <table:table-cell office:value-type="float" office:value="18">
            <text:p>18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6</text:p>
          </table:table-cell>
          <table:table-cell office:value-type="string">
            <text:p>Albertonykus</text:p>
          </table:table-cell>
          <table:table-cell office:value-type="string">
            <text:p>Good Grub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Bug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2</text:p>
          </table:table-cell>
          <table:table-cell office:value-type="string">
            <text:p>Albertosaurus</text:p>
          </table:table-cell>
          <table:table-cell/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1</text:p>
          </table:table-cell>
          <table:table-cell office:value-type="string">
            <text:p>Allosaurus</text:p>
          </table:table-cell>
          <table:table-cell office:value-type="string">
            <text:p>Different Lizard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26</text:p>
          </table:table-cell>
          <table:table-cell office:value-type="string">
            <text:p>Arcovenator</text:p>
          </table:table-cell>
          <table:table-cell office:value-type="string">
            <text:p>Hunt Down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6">
            <text:p>76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opponen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 per turn</text:p>
          </table:table-cell>
          <table:table-cell office:value-type="float" office:value="-2">
            <text:p>-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opponen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 per 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6</text:p>
          </table:table-cell>
          <table:table-cell office:value-type="string">
            <text:p>Aucasaurus</text:p>
          </table:table-cell>
          <table:table-cell office:value-type="string">
            <text:p>That Auc-ward Moment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3">
            <text:p>63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both remain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50">
            <text:p>-5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remain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0">
            <text:p>5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4</text:p>
          </table:table-cell>
          <table:table-cell office:value-type="string">
            <text:p>Bambiraptor</text:p>
          </table:table-cell>
          <table:table-cell office:value-type="string">
            <text:p>Great Prince of the Forest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arena</text:p>
          </table:table-cell>
          <table:table-cell office:value-type="string">
            <text:p>Paleontology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Life on Lan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7</text:p>
          </table:table-cell>
          <table:table-cell office:value-type="string">
            <text:p>Bannykus</text:p>
          </table:table-cell>
          <table:table-cell office:value-type="string">
            <text:p>Transitional Characteristics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6">
            <text:p>76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any</text:p>
          </table:table-cell>
          <table:table-cell office:value-type="string">
            <text:p>=</text:p>
          </table:table-cell>
          <table:table-cell office:value-type="float" office:value="9">
            <text:p>9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an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Non-limite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7</text:p>
          </table:table-cell>
          <table:table-cell office:value-type="string">
            <text:p>Baryonyx</text:p>
          </table:table-cell>
          <table:table-cell office:value-type="string">
            <text:p>Heavy Claw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3">
            <text:p>73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5">
            <text:p>-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arena</text:p>
          </table:table-cell>
          <table:table-cell office:value-type="string">
            <text:p>Paleontology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35">
            <text:p>-3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9</text:p>
          </table:table-cell>
          <table:table-cell office:value-type="string">
            <text:p>Carcharodontosaurus</text:p>
          </table:table-cell>
          <table:table-cell office:value-type="string">
            <text:p>Jagged Edge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1">
            <text:p>81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opponen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-50">
            <text:p>-5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2</text:p>
          </table:table-cell>
          <table:table-cell office:value-type="string">
            <text:p>Carnotaurus</text:p>
          </table:table-cell>
          <table:table-cell office:value-type="string">
            <text:p>Headstrong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70">
            <text:p>70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 per turn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8</text:p>
          </table:table-cell>
          <table:table-cell office:value-type="string">
            <text:p>Ceratosaurus</text:p>
          </table:table-cell>
          <table:table-cell office:value-type="string">
            <text:p>Horn Section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Carnotauru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20</text:p>
          </table:table-cell>
          <table:table-cell office:value-type="string">
            <text:p>Coelophysis</text:p>
          </table:table-cell>
          <table:table-cell office:value-type="string">
            <text:p>Hollow Threats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8">
            <text:p>-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6</text:p>
          </table:table-cell>
          <table:table-cell office:value-type="string">
            <text:p>Compsognathus</text:p>
          </table:table-cell>
          <table:table-cell office:value-type="string">
            <text:p>Compy-tition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5">
            <text:p>-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6</text:p>
          </table:table-cell>
          <table:table-cell office:value-type="string">
            <text:p>Cryolophosaurus</text:p>
          </table:table-cell>
          <table:table-cell/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5</text:p>
          </table:table-cell>
          <table:table-cell office:value-type="string">
            <text:p>Daspletosaurus</text:p>
          </table:table-cell>
          <table:table-cell office:value-type="string">
            <text:p>Shred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3">
            <text:p>73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0">
            <text:p>-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voisin</text:p>
          </table:table-cell>
          <table:table-cell office:value-type="string">
            <text:p>oppos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5">
            <text:p>-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1</text:p>
          </table:table-cell>
          <table:table-cell office:value-type="string">
            <text:p>Deinonychus</text:p>
          </table:table-cell>
          <table:table-cell/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3">
            <text:p>73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3</text:p>
          </table:table-cell>
          <table:table-cell office:value-type="string">
            <text:p>Dilong</text:p>
          </table:table-cell>
          <table:table-cell office:value-type="string">
            <text:p>Emperor Dragon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both remain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keyword</text:p>
          </table:table-cell>
          <table:table-cell office:value-type="string">
            <text:p>Emperor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lo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Mythical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4</text:p>
          </table:table-cell>
          <table:table-cell office:value-type="string">
            <text:p>Dilophosaurus</text:p>
          </table:table-cell>
          <table:table-cell office:value-type="string">
            <text:p>Dial-a-Phosaurus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1">
            <text:p>51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played</text:p>
          </table:table-cell>
          <table:table-cell office:value-type="string">
            <text:p>Card</text:p>
          </table:table-cell>
          <table:table-cell office:value-type="string">
            <text:p>Dreyfuss Model 5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8</text:p>
          </table:table-cell>
          <table:table-cell office:value-type="string">
            <text:p>Dimetrodon</text:p>
          </table:table-cell>
          <table:table-cell/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7">
            <text:p>67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5</text:p>
          </table:table-cell>
          <table:table-cell office:value-type="string">
            <text:p>Giganotosaurus</text:p>
          </table:table-cell>
          <table:table-cell office:value-type="string">
            <text:p>Dino Hunter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Fusi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0">
            <text:p>-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9</text:p>
          </table:table-cell>
          <table:table-cell office:value-type="string">
            <text:p>Gorgosaurus</text:p>
          </table:table-cell>
          <table:table-cell office:value-type="string">
            <text:p>Evil Dread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8">
            <text:p>58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opponen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 per turn</text:p>
          </table:table-cell>
          <table:table-cell office:value-type="float" office:value="-2">
            <text:p>-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2</text:p>
          </table:table-cell>
          <table:table-cell office:value-type="string">
            <text:p>Irritator</text:p>
          </table:table-cell>
          <table:table-cell office:value-type="string">
            <text:p>Semiaquatic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Raging Riv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Ocean 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22</text:p>
          </table:table-cell>
          <table:table-cell office:value-type="string">
            <text:p>Majungasaurus</text:p>
          </table:table-cell>
          <table:table-cell office:value-type="string">
            <text:p>Skullduggery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65">
            <text:p>6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lo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29</text:p>
          </table:table-cell>
          <table:table-cell office:value-type="string">
            <text:p>Mapusaurus</text:p>
          </table:table-cell>
          <table:table-cell office:value-type="string">
            <text:p>Put Them on the Map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0">
            <text:p>7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0</text:p>
          </table:table-cell>
          <table:table-cell office:value-type="string">
            <text:p>Megalosaurus</text:p>
          </table:table-cell>
          <table:table-cell office:value-type="string">
            <text:p>Megalomania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8">
            <text:p>68</text:p>
          </table:table-cell>
          <table:table-cell office:value-type="string">
            <text:p>Mega Paleontology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1</text:p>
          </table:table-cell>
          <table:table-cell office:value-type="string">
            <text:p>Megaraptor</text:p>
          </table:table-cell>
          <table:table-cell office:value-type="string">
            <text:p>Toe in the Slaughter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7">
            <text:p>37</text:p>
          </table:table-cell>
          <table:table-cell office:value-type="string">
            <text:p>Mega Paleontology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Omn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Omn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2</text:p>
          </table:table-cell>
          <table:table-cell office:value-type="string">
            <text:p>Nanuqsaurus</text:p>
          </table:table-cell>
          <table:table-cell office:value-type="string">
            <text:p>Climatic Extremes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gauche</text:p>
          </table:table-cell>
          <table:table-cell office:value-type="string">
            <text:p>collection</text:p>
          </table:table-cell>
          <table:table-cell office:value-type="string">
            <text:p>Ice Age</text:p>
          </table:table-cell>
          <table:table-cell/>
        </table:table-row>
        <table:table-row table:style-name="ro1">
          <table:table-cell/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droite</text:p>
          </table:table-cell>
          <table:table-cell office:value-type="string">
            <text:p>collection</text:p>
          </table:table-cell>
          <table:table-cell office:value-type="string">
            <text:p>Ice Age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4</text:p>
          </table:table-cell>
          <table:table-cell office:value-type="string">
            <text:p>Ornithosuchus</text:p>
          </table:table-cell>
          <table:table-cell office:value-type="string">
            <text:p>Quackodile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2">
            <text:p>52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Birds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Carn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5</text:p>
          </table:table-cell>
          <table:table-cell office:value-type="string">
            <text:p>Oxalaia</text:p>
          </table:table-cell>
          <table:table-cell office:value-type="string">
            <text:p>Spino-Siblings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0">
            <text:p>6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card</text:p>
          </table:table-cell>
          <table:table-cell office:value-type="string">
            <text:p>Spinosaurus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Carn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24</text:p>
          </table:table-cell>
          <table:table-cell office:value-type="string">
            <text:p>Postosuchus</text:p>
          </table:table-cell>
          <table:table-cell office:value-type="string">
            <text:p>What a Croc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American Crocodil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Saltwater Crocodil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Mugger Crocodil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0</text:p>
          </table:table-cell>
          <table:table-cell office:value-type="string">
            <text:p>Pyroraptor</text:p>
          </table:table-cell>
          <table:table-cell office:value-type="string">
            <text:p>Fire Thieves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0">
            <text:p>7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card</text:p>
          </table:table-cell>
          <table:table-cell office:value-type="string">
            <text:p>Prometheus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Prometheu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27</text:p>
          </table:table-cell>
          <table:table-cell office:value-type="string">
            <text:p>Rajasaurus</text:p>
          </table:table-cell>
          <table:table-cell office:value-type="string">
            <text:p>Princely Sum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4">
            <text:p>54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both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7</text:p>
          </table:table-cell>
          <table:table-cell office:value-type="string">
            <text:p>Saurophaganax</text:p>
          </table:table-cell>
          <table:table-cell office:value-type="string">
            <text:p>Apex Attack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5">
            <text:p>45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both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0">
            <text:p>-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7</text:p>
          </table:table-cell>
          <table:table-cell office:value-type="string">
            <text:p>Shuvuuia</text:p>
          </table:table-cell>
          <table:table-cell office:value-type="string">
            <text:p>Mouth Off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burn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9</text:p>
          </table:table-cell>
          <table:table-cell office:value-type="string">
            <text:p>Siamotyrannus</text:p>
          </table:table-cell>
          <table:table-cell office:value-type="string">
            <text:p>Tyrant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5">
            <text:p>45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Carn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0">
            <text:p>5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8</text:p>
          </table:table-cell>
          <table:table-cell office:value-type="string">
            <text:p>Sinocalliopteryx</text:p>
          </table:table-cell>
          <table:table-cell office:value-type="string">
            <text:p>Feeding Time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3</text:p>
          </table:table-cell>
          <table:table-cell office:value-type="string">
            <text:p>Spinosaurus</text:p>
          </table:table-cell>
          <table:table-cell office:value-type="string">
            <text:p>The Greatest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-6">
            <text:p>-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4</text:p>
          </table:table-cell>
          <table:table-cell office:value-type="string">
            <text:p>Tarbosaurus</text:p>
          </table:table-cell>
          <table:table-cell/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0">
            <text:p>60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1</text:p>
          </table:table-cell>
          <table:table-cell office:value-type="string">
            <text:p>Thanos Simonattoi</text:p>
          </table:table-cell>
          <table:table-cell office:value-type="string">
            <text:p>Snap!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gauche</text:p>
          </table:table-cell>
          <table:table-cell office:value-type="string">
            <text:p>collection</text:p>
          </table:table-cell>
          <table:table-cell office:value-type="string">
            <text:p>Hidden Gems</text:p>
          </table:table-cell>
          <table:table-cell/>
        </table:table-row>
        <table:table-row table:style-name="ro1">
          <table:table-cell/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droite</text:p>
          </table:table-cell>
          <table:table-cell office:value-type="string">
            <text:p>collection</text:p>
          </table:table-cell>
          <table:table-cell office:value-type="string">
            <text:p>Hidden Gems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gauche</text:p>
          </table:table-cell>
          <table:table-cell office:value-type="string">
            <text:p>collection</text:p>
          </table:table-cell>
          <table:table-cell office:value-type="string">
            <text:p>Hidden Gems</text:p>
          </table:table-cell>
          <table:table-cell/>
        </table:table-row>
        <table:table-row table:style-name="ro1">
          <table:table-cell/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droite</text:p>
          </table:table-cell>
          <table:table-cell office:value-type="string">
            <text:p>collection</text:p>
          </table:table-cell>
          <table:table-cell office:value-type="string">
            <text:p>Hidden Gems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opponent de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0">
            <text:p>-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21</text:p>
          </table:table-cell>
          <table:table-cell office:value-type="string">
            <text:p>Torvosaurus</text:p>
          </table:table-cell>
          <table:table-cell office:value-type="string">
            <text:p>Strongarm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1">
            <text:p>61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both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 power</text:p>
          </table:table-cell>
          <table:table-cell office:value-type="string">
            <text:p>&lt;</text:p>
          </table:table-cell>
          <table:table-cell office:value-type="float" office:value="61">
            <text:p>6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0">
            <text:p>-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5</text:p>
          </table:table-cell>
          <table:table-cell office:value-type="string">
            <text:p>Tyrannosaurus Rex</text:p>
          </table:table-cell>
          <table:table-cell office:value-type="string">
            <text:p>Jaws of Terror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Level-up rew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4">
            <text:p>54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0</text:p>
          </table:table-cell>
          <table:table-cell office:value-type="string">
            <text:p>Utahraptor</text:p>
          </table:table-cell>
          <table:table-cell/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3</text:p>
          </table:table-cell>
          <table:table-cell office:value-type="string">
            <text:p>Velociraptor</text:p>
          </table:table-cell>
          <table:table-cell office:value-type="string">
            <text:p>Vicious Claw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5">
            <text:p>65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-12">
            <text:p>-1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EV001</text:p>
          </table:table-cell>
          <table:table-cell office:value-type="string">
            <text:p>Dinosaur Eggs</text:p>
          </table:table-cell>
          <table:table-cell office:value-type="string">
            <text:p>Eggs In One Basket</text:p>
          </table:table-cell>
          <table:table-cell office:value-type="string">
            <text:p>Paleontology</text:p>
          </table:table-cell>
          <table:table-cell office:value-type="string">
            <text:p>Paleontology Specials</text:p>
          </table:table-cell>
          <table:table-cell office:value-type="string">
            <text:p>Epic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string">
            <text:p>Egg</text:p>
          </table:table-cell>
          <table:table-cell office:value-type="float" office:value="2020">
            <text:p>2020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Egg Nebul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EV002</text:p>
          </table:table-cell>
          <table:table-cell office:value-type="string">
            <text:p>Pangea</text:p>
          </table:table-cell>
          <table:table-cell office:value-type="string">
            <text:p>One World</text:p>
          </table:table-cell>
          <table:table-cell office:value-type="string">
            <text:p>Paleontology</text:p>
          </table:table-cell>
          <table:table-cell office:value-type="string">
            <text:p>Paleontology Special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Life on Lan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EV004</text:p>
          </table:table-cell>
          <table:table-cell office:value-type="string">
            <text:p>Trilobite</text:p>
          </table:table-cell>
          <table:table-cell office:value-type="string">
            <text:p>Fossil Fuelled</text:p>
          </table:table-cell>
          <table:table-cell office:value-type="string">
            <text:p>Paleontology</text:p>
          </table:table-cell>
          <table:table-cell office:value-type="string">
            <text:p>Paleontology Special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Ammonit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36</text:p>
          </table:table-cell>
          <table:table-cell office:value-type="string">
            <text:p>Amblydectes</text:p>
          </table:table-cell>
          <table:table-cell office:value-type="string">
            <text:p>Ambyldextrous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9">
            <text:p>49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cement</text:p>
          </table:table-cell>
          <table:table-cell office:value-type="string">
            <text:p>gauch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cement</text:p>
          </table:table-cell>
          <table:table-cell office:value-type="string">
            <text:p>droit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18</text:p>
          </table:table-cell>
          <table:table-cell office:value-type="string">
            <text:p>Anchiornis</text:p>
          </table:table-cell>
          <table:table-cell office:value-type="string">
            <text:p>Anchi-Panky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Anchisauru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02</text:p>
          </table:table-cell>
          <table:table-cell office:value-type="string">
            <text:p>Anhanguera</text:p>
          </table:table-cell>
          <table:table-cell office:value-type="string">
            <text:p>hanguera Pangs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30</text:p>
          </table:table-cell>
          <table:table-cell office:value-type="string">
            <text:p>Anurognathus</text:p>
          </table:table-cell>
          <table:table-cell office:value-type="string">
            <text:p>Tiny Terrors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 energy</text:p>
          </table:table-cell>
          <table:table-cell office:value-type="string">
            <text:p>&lt;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41</text:p>
          </table:table-cell>
          <table:table-cell office:value-type="string">
            <text:p>Argentavis</text:p>
          </table:table-cell>
          <table:table-cell office:value-type="string">
            <text:p>Real Big Bird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75">
            <text:p>7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5">
            <text:p>-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39</text:p>
          </table:table-cell>
          <table:table-cell office:value-type="string">
            <text:p>Azhdarcho</text:p>
          </table:table-cell>
          <table:table-cell office:value-type="string">
            <text:p>Toothless Dragon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5">
            <text:p>75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Winged Mythical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office:value-type="float" office:value="12">
            <text:p>12</text:p>
          </table:table-cell>
          <table:table-cell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27</text:p>
          </table:table-cell>
          <table:table-cell office:value-type="string">
            <text:p>Caihong Juji</text:p>
          </table:table-cell>
          <table:table-cell office:value-type="string">
            <text:p>Rainbow Crest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office:value-type="string">
            <text:p>&gt;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Unruly Rul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Life on Land</text:p>
          </table:table-cell>
          <table:table-cell office:value-type="string">
            <text:p>&gt;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Unruly Rul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Science</text:p>
          </table:table-cell>
          <table:table-cell office:value-type="string">
            <text:p>&gt;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Unruly Rul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23</text:p>
          </table:table-cell>
          <table:table-cell office:value-type="string">
            <text:p>Confuciusornis</text:p>
          </table:table-cell>
          <table:table-cell office:value-type="string">
            <text:p>Confuciusornism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1">
            <text:p>51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Philosoph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player played</text:p>
          </table:table-cell>
          <table:table-cell office:value-type="string">
            <text:p>Card</text:p>
          </table:table-cell>
          <table:table-cell office:value-type="string">
            <text:p>Confuciu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Philosoph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13</text:p>
          </table:table-cell>
          <table:table-cell office:value-type="string">
            <text:p>Cryodrakon</text:p>
          </table:table-cell>
          <table:table-cell office:value-type="string">
            <text:p>Cry Some More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5">
            <text:p>5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arena</text:p>
          </table:table-cell>
          <table:table-cell office:value-type="string">
            <text:p>Paleontology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5">
            <text:p>5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34</text:p>
          </table:table-cell>
          <table:table-cell office:value-type="string">
            <text:p>Cygnus Falconeri</text:p>
          </table:table-cell>
          <table:table-cell office:value-type="string">
            <text:p>Swan About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8">
            <text:p>58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0">
            <text:p>-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40</text:p>
          </table:table-cell>
          <table:table-cell office:value-type="string">
            <text:p>Darwinopterus</text:p>
          </table:table-cell>
          <table:table-cell office:value-type="string">
            <text:p>Darwin's Wing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7">
            <text:p>5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38</text:p>
          </table:table-cell>
          <table:table-cell office:value-type="string">
            <text:p>Dawndraco</text:p>
          </table:table-cell>
          <table:table-cell office:value-type="string">
            <text:p>Dragon of the Dawn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played</text:p>
          </table:table-cell>
          <table:table-cell office:value-type="string">
            <text:p>Collection</text:p>
          </table:table-cell>
          <table:table-cell office:value-type="string">
            <text:p>Winged Mythical Creatures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31</text:p>
          </table:table-cell>
          <table:table-cell office:value-type="string">
            <text:p>Dearc</text:p>
          </table:table-cell>
          <table:table-cell office:value-type="string">
            <text:p>Detriomphe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2">
            <text:p>62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office:value-type="string">
            <text:p>&gt;</text:p>
          </table:table-cell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09</text:p>
          </table:table-cell>
          <table:table-cell office:value-type="string">
            <text:p>Dimorphodon</text:p>
          </table:table-cell>
          <table:table-cell office:value-type="string">
            <text:p>Tooth Hurts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Carn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06</text:p>
          </table:table-cell>
          <table:table-cell office:value-type="string">
            <text:p>Dorygnathus</text:p>
          </table:table-cell>
          <table:table-cell/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1">
            <text:p>41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15</text:p>
          </table:table-cell>
          <table:table-cell office:value-type="string">
            <text:p>Dsungaripterus</text:p>
          </table:table-cell>
          <table:table-cell office:value-type="string">
            <text:p>Short Bursts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5">
            <text:p>-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03</text:p>
          </table:table-cell>
          <table:table-cell office:value-type="string">
            <text:p>Eudimorphodon</text:p>
          </table:table-cell>
          <table:table-cell office:value-type="string">
            <text:p>Piscavorious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9">
            <text:p>29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both hand</text:p>
          </table:table-cell>
          <table:table-cell office:value-type="string">
            <text:p>Album</text:p>
          </table:table-cell>
          <table:table-cell office:value-type="string">
            <text:p>Oceans and Sea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5">
            <text:p>-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26</text:p>
          </table:table-cell>
          <table:table-cell office:value-type="string">
            <text:p>Haast's Eagle</text:p>
          </table:table-cell>
          <table:table-cell office:value-type="string">
            <text:p>Haast To Be Perfect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6">
            <text:p>76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round won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 per turn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33</text:p>
          </table:table-cell>
          <table:table-cell office:value-type="string">
            <text:p>Icarosaurus</text:p>
          </table:table-cell>
          <table:table-cell office:value-type="string">
            <text:p>Icarus Lizard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7">
            <text:p>4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card</text:p>
          </table:table-cell>
          <table:table-cell office:value-type="string">
            <text:p>The Sun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25</text:p>
          </table:table-cell>
          <table:table-cell office:value-type="string">
            <text:p>Jeholornis</text:p>
          </table:table-cell>
          <table:table-cell office:value-type="string">
            <text:p>Naming Dispute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3">
            <text:p>63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-5">
            <text:p>-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08</text:p>
          </table:table-cell>
          <table:table-cell office:value-type="string">
            <text:p>Microraptor</text:p>
          </table:table-cell>
          <table:table-cell office:value-type="string">
            <text:p>Four-winged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7">
            <text:p>47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Bird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01</text:p>
          </table:table-cell>
          <table:table-cell office:value-type="string">
            <text:p>Ornithocheirus</text:p>
          </table:table-cell>
          <table:table-cell/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16</text:p>
          </table:table-cell>
          <table:table-cell office:value-type="string">
            <text:p>Peteinosaurus</text:p>
          </table:table-cell>
          <table:table-cell office:value-type="string">
            <text:p>Small Fly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 per 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Thick-headed Fl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04</text:p>
          </table:table-cell>
          <table:table-cell office:value-type="string">
            <text:p>Pteranodon</text:p>
          </table:table-cell>
          <table:table-cell office:value-type="string">
            <text:p>Soar, Loser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1">
            <text:p>31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12</text:p>
          </table:table-cell>
          <table:table-cell office:value-type="string">
            <text:p>Pterodactylus</text:p>
          </table:table-cell>
          <table:table-cell office:value-type="string">
            <text:p>Night Pterrors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remain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21</text:p>
          </table:table-cell>
          <table:table-cell office:value-type="string">
            <text:p>Pterodaustro</text:p>
          </table:table-cell>
          <table:table-cell office:value-type="string">
            <text:p>Flamin-Go!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Flamingo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6">
            <text:p>4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07</text:p>
          </table:table-cell>
          <table:table-cell office:value-type="string">
            <text:p>Quetzalcoatlus</text:p>
          </table:table-cell>
          <table:table-cell office:value-type="string">
            <text:p>Power of the Serpent God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2">
            <text:p>52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Bushmaster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Quetzalcoatl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0">
            <text:p>5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14</text:p>
          </table:table-cell>
          <table:table-cell office:value-type="string">
            <text:p>Rhamphorhynchus</text:p>
          </table:table-cell>
          <table:table-cell office:value-type="string">
            <text:p>Well Preserved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remaining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24</text:p>
          </table:table-cell>
          <table:table-cell office:value-type="string">
            <text:p>Sharovipteryx</text:p>
          </table:table-cell>
          <table:table-cell office:value-type="string">
            <text:p>Maria Sharovipteryx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Tenni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11</text:p>
          </table:table-cell>
          <table:table-cell office:value-type="string">
            <text:p>Tapejara</text:p>
          </table:table-cell>
          <table:table-cell office:value-type="string">
            <text:p>Old Being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05</text:p>
          </table:table-cell>
          <table:table-cell office:value-type="string">
            <text:p>Thalassodromeus</text:p>
          </table:table-cell>
          <table:table-cell/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32</text:p>
          </table:table-cell>
          <table:table-cell office:value-type="string">
            <text:p>Tropeognathus</text:p>
          </table:table-cell>
          <table:table-cell office:value-type="string">
            <text:p>Keel Jaw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7">
            <text:p>3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Oceans and Seas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of the Serpent God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10</text:p>
          </table:table-cell>
          <table:table-cell office:value-type="string">
            <text:p>Tupuxuara</text:p>
          </table:table-cell>
          <table:table-cell office:value-type="string">
            <text:p>Simply the Crest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Parasaurolophu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29</text:p>
          </table:table-cell>
          <table:table-cell office:value-type="string">
            <text:p>Yanornis</text:p>
          </table:table-cell>
          <table:table-cell office:value-type="string">
            <text:p>Upstroke Uptick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22</text:p>
          </table:table-cell>
          <table:table-cell office:value-type="string">
            <text:p>Yi Qi</text:p>
          </table:table-cell>
          <table:table-cell office:value-type="string">
            <text:p>Stranger Wings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19</text:p>
          </table:table-cell>
          <table:table-cell office:value-type="string">
            <text:p>Zhejiangopterus</text:p>
          </table:table-cell>
          <table:table-cell office:value-type="string">
            <text:p>Ready to Swoop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2">
            <text:p>42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20</text:p>
          </table:table-cell>
          <table:table-cell office:value-type="string">
            <text:p>Zhenyuanopterus</text:p>
          </table:table-cell>
          <table:table-cell office:value-type="string">
            <text:p>Grin and Bear It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5">
            <text:p>6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65">
            <text:p>6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49</text:p>
          </table:table-cell>
          <table:table-cell office:value-type="string">
            <text:p>Agujaceratops</text:p>
          </table:table-cell>
          <table:table-cell office:value-type="string">
            <text:p>Up and Out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7">
            <text:p>3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self</text:p>
          </table:table-cell>
          <table:table-cell table:number-columns-repeated="2"/>
          <table:table-cell office:value-type="string">
            <text:p>=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04</text:p>
          </table:table-cell>
          <table:table-cell office:value-type="string">
            <text:p>Alamosaurus</text:p>
          </table:table-cell>
          <table:table-cell/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43</text:p>
          </table:table-cell>
          <table:table-cell office:value-type="string">
            <text:p>Altirhinus</text:p>
          </table:table-cell>
          <table:table-cell office:value-type="string">
            <text:p>High Snout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9">
            <text:p>79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cement</text:p>
          </table:table-cell>
          <table:table-cell office:value-type="string">
            <text:p>milieu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35</text:p>
          </table:table-cell>
          <table:table-cell office:value-type="string">
            <text:p>Amargasaurus</text:p>
          </table:table-cell>
          <table:table-cell office:value-type="string">
            <text:p>Smaller Sauropo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7">
            <text:p>3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both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 power</text:p>
          </table:table-cell>
          <table:table-cell office:value-type="string">
            <text:p>&gt;</text:p>
          </table:table-cell>
          <table:table-cell office:value-type="float" office:value="39">
            <text:p>39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0">
            <text:p>-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11</text:p>
          </table:table-cell>
          <table:table-cell office:value-type="string">
            <text:p>Ankylosaurus</text:p>
          </table:table-cell>
          <table:table-cell office:value-type="string">
            <text:p>It's Club-berin' Time!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5">
            <text:p>85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5">
            <text:p>-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25</text:p>
          </table:table-cell>
          <table:table-cell office:value-type="string">
            <text:p>Apatosaurus</text:p>
          </table:table-cell>
          <table:table-cell office:value-type="string">
            <text:p>Apat on the Back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Flatback Sea Turtl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Silverback Gorill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Humpback Whal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38</text:p>
          </table:table-cell>
          <table:table-cell office:value-type="string">
            <text:p>Aquilos</text:p>
          </table:table-cell>
          <table:table-cell office:value-type="string">
            <text:p>Basal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6">
            <text:p>36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41</text:p>
          </table:table-cell>
          <table:table-cell office:value-type="string">
            <text:p>Aragosaurus</text:p>
          </table:table-cell>
          <table:table-cell office:value-type="string">
            <text:p>Bulky Body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office:value-type="string">
            <text:p>&gt;</text:p>
          </table:table-cell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06</text:p>
          </table:table-cell>
          <table:table-cell office:value-type="string">
            <text:p>Argentinosaurus</text:p>
          </table:table-cell>
          <table:table-cell/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7">
            <text:p>47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U003</text:p>
          </table:table-cell>
          <table:table-cell office:value-type="string">
            <text:p>Australopithecus Sediba</text:p>
          </table:table-cell>
          <table:table-cell office:value-type="string">
            <text:p>Karabo</text:p>
          </table:table-cell>
          <table:table-cell office:value-type="string">
            <text:p>Paleontology</text:p>
          </table:table-cell>
          <table:table-cell office:value-type="string">
            <text:p>Human Evolution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oppos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5">
            <text:p>4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45">
            <text:p>45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23</text:p>
          </table:table-cell>
          <table:table-cell office:value-type="string">
            <text:p>Agriotherium</text:p>
          </table:table-cell>
          <table:table-cell office:value-type="string">
            <text:p>Wild Beast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griotherium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played</text:p>
          </table:table-cell>
          <table:table-cell office:value-type="string">
            <text:p>Collection</text:p>
          </table:table-cell>
          <table:table-cell office:value-type="string">
            <text:p>Ice Age</text:p>
          </table:table-cell>
          <table:table-cell office:value-type="float" office:value="12">
            <text:p>12</text:p>
          </table:table-cell>
          <table:table-cell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07</text:p>
          </table:table-cell>
          <table:table-cell office:value-type="string">
            <text:p>Antarctic Rainforest</text:p>
          </table:table-cell>
          <table:table-cell office:value-type="string">
            <text:p>Warm Interval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6">
            <text:p>56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Ice Ag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string">
            <text:p>=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string">
            <text:p>=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Ice Ag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string">
            <text:p>=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string">
            <text:p>=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Ice Ag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01</text:p>
          </table:table-cell>
          <table:table-cell office:value-type="string">
            <text:p>Chicxulub Crater</text:p>
          </table:table-cell>
          <table:table-cell office:value-type="string">
            <text:p>Massive Impact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7">
            <text:p>6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7">
            <text:p>-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Spac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10</text:p>
          </table:table-cell>
          <table:table-cell office:value-type="string">
            <text:p>Eye of Quebec</text:p>
          </table:table-cell>
          <table:table-cell office:value-type="string">
            <text:p>Triassic Vision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string">
            <text:p>Eye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gauche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/>
        </table:table-row>
        <table:table-row table:style-name="ro1">
          <table:table-cell/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droite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11</text:p>
          </table:table-cell>
          <table:table-cell office:value-type="string">
            <text:p>Hell Creek Formation</text:p>
          </table:table-cell>
          <table:table-cell office:value-type="string">
            <text:p>Fossil Hunting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8">
            <text:p>78</text:p>
          </table:table-cell>
          <table:table-cell office:value-type="string">
            <text:p>Hell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Groundbreak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Land Before Tim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05</text:p>
          </table:table-cell>
          <table:table-cell office:value-type="string">
            <text:p>Pannotia</text:p>
          </table:table-cell>
          <table:table-cell office:value-type="string">
            <text:p>Relatively Short-Lived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97">
            <text:p>97</text:p>
          </table:table-cell>
          <table:table-cell table:number-columns-repeated="5"/>
        </table:table-row>
        <table:table-row table:style-name="ro1">
          <table:table-cell office:value-type="string">
            <text:p>Start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0">
            <text:p>-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08</text:p>
          </table:table-cell>
          <table:table-cell office:value-type="string">
            <text:p>Panthalassa</text:p>
          </table:table-cell>
          <table:table-cell office:value-type="string">
            <text:p>Pangea's Superocean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7">
            <text:p>4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card</text:p>
          </table:table-cell>
          <table:table-cell office:value-type="string">
            <text:p>Pangea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Land Before Tim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06</text:p>
          </table:table-cell>
          <table:table-cell office:value-type="string">
            <text:p>Quaternary Extinction Event</text:p>
          </table:table-cell>
          <table:table-cell office:value-type="string">
            <text:p>Diverse Collapse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00">
            <text:p>100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0">
            <text:p>-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album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14</text:p>
          </table:table-cell>
          <table:table-cell office:value-type="string">
            <text:p>Rhynie Chert</text:p>
          </table:table-cell>
          <table:table-cell office:value-type="string">
            <text:p>Plant Preservation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3">
            <text:p>53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lant Lif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Land Before Tim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04</text:p>
          </table:table-cell>
          <table:table-cell office:value-type="string">
            <text:p>Triassic-Jurassic Extinction Event</text:p>
          </table:table-cell>
          <table:table-cell office:value-type="string">
            <text:p>Triassic, Parked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lo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32</text:p>
          </table:table-cell>
          <table:table-cell office:value-type="string">
            <text:p>Anomalocaris</text:p>
          </table:table-cell>
          <table:table-cell office:value-type="string">
            <text:p>Abnormal Shrimp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Crustacean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Monsters of the Deep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Monsters of the Deep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Crustaceans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15</text:p>
          </table:table-cell>
          <table:table-cell office:value-type="string">
            <text:p>Archegosaurus</text:p>
          </table:table-cell>
          <table:table-cell office:value-type="string">
            <text:p>What a Croc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Amphibian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Fabulous Fis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Feisty Fis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OM015</text:p>
          </table:table-cell>
          <table:table-cell office:value-type="string">
            <text:p>Amphicyon</text:p>
          </table:table-cell>
          <table:table-cell office:value-type="string">
            <text:p>Bear Dog</text:p>
          </table:table-cell>
          <table:table-cell office:value-type="string">
            <text:p>Paleontology</text:p>
          </table:table-cell>
          <table:table-cell office:value-type="string">
            <text:p>Omn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Grizzly Bear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OM020</text:p>
          </table:table-cell>
          <table:table-cell office:value-type="string">
            <text:p>Anchisaurus</text:p>
          </table:table-cell>
          <table:table-cell office:value-type="string">
            <text:p>Survive the Blast</text:p>
          </table:table-cell>
          <table:table-cell office:value-type="string">
            <text:p>Paleontology</text:p>
          </table:table-cell>
          <table:table-cell office:value-type="string">
            <text:p>Om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</text:p>
          </table:table-cell>
          <table:table-cell office:value-type="string">
            <text:p>lost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</text:p>
          </table:table-cell>
          <table:table-cell office:value-type="string">
            <text:p>lost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Non-limite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OM018</text:p>
          </table:table-cell>
          <table:table-cell office:value-type="string">
            <text:p>Balaur Bondoc</text:p>
          </table:table-cell>
          <table:table-cell office:value-type="string">
            <text:p>Way of the Dragon</text:p>
          </table:table-cell>
          <table:table-cell office:value-type="string">
            <text:p>Paleontology</text:p>
          </table:table-cell>
          <table:table-cell office:value-type="string">
            <text:p>Omnivores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burn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6</text:p>
          </table:table-cell>
          <table:table-cell office:value-type="string">
            <text:p>Hyaenodon</text:p>
          </table:table-cell>
          <table:table-cell office:value-type="string">
            <text:p>Laughing Matter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7">
            <text:p>37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opponent de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5">
            <text:p>-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24</text:p>
          </table:table-cell>
          <table:table-cell office:value-type="string">
            <text:p>Barosaurus</text:p>
          </table:table-cell>
          <table:table-cell office:value-type="string">
            <text:p>He is Heavy, He's My Brother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84">
            <text:p>84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Diplodocu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9">
            <text:p>4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05</text:p>
          </table:table-cell>
          <table:table-cell office:value-type="string">
            <text:p>Brachiosaurus</text:p>
          </table:table-cell>
          <table:table-cell office:value-type="string">
            <text:p>Wind Your Neck In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5">
            <text:p>-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12</text:p>
          </table:table-cell>
          <table:table-cell office:value-type="string">
            <text:p>Brontosaurus</text:p>
          </table:table-cell>
          <table:table-cell office:value-type="string">
            <text:p>STOMP!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19</text:p>
          </table:table-cell>
          <table:table-cell office:value-type="string">
            <text:p>Centrosaurus</text:p>
          </table:table-cell>
          <table:table-cell office:value-type="string">
            <text:p>Centre of Attention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5">
            <text:p>5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arena</text:p>
          </table:table-cell>
          <table:table-cell office:value-type="string">
            <text:p>Paleontology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0">
            <text:p>5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Acondition</text:p>
          </table:table-cell>
          <table:table-cell office:value-type="string">
            <text:p>arena</text:p>
          </table:table-cell>
          <table:table-cell office:value-type="string">
            <text:p>Paleontology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oth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31</text:p>
          </table:table-cell>
          <table:table-cell office:value-type="string">
            <text:p>Chilesaurus</text:p>
          </table:table-cell>
          <table:table-cell office:value-type="string">
            <text:p>Friends Not Foo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6">
            <text:p>56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</table:table>
      <table:table table:name="Nomenclature" table:style-name="ta1" table:print="false">
        <table:table-column table:style-name="co8" table:number-columns-repeated="7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Nom</text:p>
          </table:table-cell>
          <table:table-cell office:value-type="string">
            <text:p>Attaque</text:p>
          </table:table-cell>
          <table:table-cell office:value-type="string">
            <text:p>Album</text:p>
          </table:table-cell>
          <table:table-cell office:value-type="string">
            <text:p>Collection</text:p>
          </table:table-cell>
          <table:table-cell office:value-type="string">
            <text:p>Rareté</text:p>
          </table:table-cell>
          <table:table-cell office:value-type="string">
            <text:p>Type</text:p>
          </table:table-cell>
        </table:table-row>
        <table:table-row table:style-name="ro1">
          <table:table-cell office:value-type="string">
            <text:p>Energy</text:p>
          </table:table-cell>
          <table:table-cell office:value-type="string">
            <text:p>Power</text:p>
          </table:table-cell>
          <table:table-cell office:value-type="string">
            <text:p>KeyWord1</text:p>
          </table:table-cell>
          <table:table-cell office:value-type="string">
            <text:p>KeyWord2</text:p>
          </table:table-cell>
          <table:table-cell office:value-type="string">
            <text:p>KeyWord3</text:p>
          </table:table-cell>
          <table:table-cell table:number-columns-repeated="2"/>
        </table:table-row>
        <table:table-row table:style-name="ro1">
          <table:table-cell office:value-type="string">
            <text:p>Attaque1</text:p>
          </table:table-cell>
          <table:table-cell office:value-type="string">
            <text:p>Conditio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onditio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ible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Filtre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Effet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Multiplier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Durée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7</text:p>
          </table:table-cell>
          <table:table-cell office:value-type="string">
            <text:p>Bannykus</text:p>
          </table:table-cell>
          <table:table-cell office:value-type="string">
            <text:p>Transitional Characteristics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any</text:p>
          </table:table-cell>
          <table:table-cell office:value-type="string">
            <text:p>=</text:p>
          </table:table-cell>
          <table:table-cell office:value-type="float" office:value="9">
            <text:p>9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any</text:p>
          </table:table-cell>
          <table:table-cell office:value-type="string">
            <text:p>Non-limited</text:p>
          </table:table-cell>
          <table:table-cell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é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06</text:p>
          </table:table-cell>
          <table:table-cell office:value-type="string">
            <text:p>Quaternary Extinction Event</text:p>
          </table:table-cell>
          <table:table-cell office:value-type="string">
            <text:p>Diverse Collapse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No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Quaternary Extinction Even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0">
            <text:p>-10</text:p>
          </table:table-cell>
          <table:table-cell office:value-type="string">
            <text:p>every album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é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OM020</text:p>
          </table:table-cell>
          <table:table-cell office:value-type="string">
            <text:p>Anchisaurus</text:p>
          </table:table-cell>
          <table:table-cell office:value-type="string">
            <text:p>Survive the Blast</text:p>
          </table:table-cell>
          <table:table-cell office:value-type="string">
            <text:p>Paleontology</text:p>
          </table:table-cell>
          <table:table-cell office:value-type="string">
            <text:p>Om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</text:p>
          </table:table-cell>
          <table:table-cell office:value-type="string">
            <text:p>lost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é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/>
          <table:table-cell office:value-type="string">
            <text:p>*la durée est “next turn” donc j'en met 2 puisque à la fin du tour 1 sera décompté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3</text:p>
          </table:table-cell>
          <table:table-cell office:value-type="string">
            <text:p>Dilong</text:p>
          </table:table-cell>
          <table:table-cell office:value-type="string">
            <text:p>Emperor Dragon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No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both remain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lo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é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/>
          <table:table-cell office:value-type="string">
            <text:p>*pareil je triche et met 1 tour de lock en plus car c'est en return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3-03">03/03/2026</text:date>, <text:time>21:51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6-02-21T08:01:55.34</meta:creation-date>
    <dc:date>2026-03-03T21:51:22.13</dc:date>
    <meta:editing-duration>PT7H44M18S</meta:editing-duration>
    <meta:editing-cycles>168</meta:editing-cycles>
    <meta:generator>OpenOffice/4.1.14$Win32 OpenOffice.org_project/4114m1$Build-9811</meta:generator>
    <dc:creator>Cecil La</dc:creator>
    <meta:document-statistic meta:table-count="2" meta:cell-count="4089" meta:object-count="0"/>
  </office:meta>
</office:document-meta>
</file>